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l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</text:p>
          </table:table-cell>
          <table:table-cell office:value-type="float" office:value="823" calcext:value-type="float">
            <text:p>8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00/00/00</text:date>, <text:time style:data-style-name="N2" text:time-value="20:48:32.77800891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5T20:49:04.479440606</dc:date>
    <meta:generator>LibreOffice/6.0.6.1$Linux_X86_64 LibreOffice_project/00$Build-1</meta:generator>
    <meta:editing-duration>PT21M23S</meta:editing-duration>
    <meta:editing-cycles>15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10.28cm" svg:y="0.359cm" chart:style-name="ch2">
          <text:p>math mul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332cm" svg:y="1.933cm" svg:width="18.954cm" svg:height="7.154cm"/>
          <chart:axis chart:dimension="x" chart:name="primary-x" chart:style-name="ch5" chartooo:axis-type="auto">
            <chartooo:date-scale/>
            <chart:title svg:x="0.389cm" svg:y="6.05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88cm" svg:y="0.55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14">
                <text:p>14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e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e6 addon</text:p>
                <text:list>
                  <text:list-item>
                    <text:p>1e6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e6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444">
                <text:p>1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